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2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braham de Sola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30 November 1874</text:p>
      <text:p text:style-name="P5">Month<text:tab/><text:tab/><text:tab/><text:tab/><text:tab/><text:tab/>November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/text:p>
      <text:p text:style-name="P5">Postma<text:tab/>rk<text:tab/><text:tab/><text:tab/><text:tab/><text:tab/>Y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The Rev. S Morais/</text:span></text:p>
      <text:p text:style-name="P2"><text:span text:style-name="T1"><text:tab/>546 North 5</text:span><text:span text:style-name="T2">th</text:span><text:span text:style-name="T1"> St./</text:span></text:p>
      <text:p text:style-name="P2"><text:span text:style-name="T1"><text:tab/>Philadelphia/</text:span></text:p>
      <text:p text:style-name="P2"><text:span text:style-name="T1"><text:tab/><text:tab/>Pa/</text:span></text:p>
      <text:p text:style-name="P2"><text:span text:style-name="T1"/></text:p>
      <text:p text:style-name="P2"><text:span text:style-name="T1">[Page 1]</text:span></text:p>
      <text:p text:style-name="P3"><text:span text:style-name="T1">November 30</text:span><text:span text:style-name="T2">th</text:span><text:span text:style-name="T1"> 74./</text:span></text:p>
      <text:p text:style-name="P2"><text:span text:style-name="T1">My Dear Sir,/</text:span></text:p>
      <text:p text:style-name="P2"><text:span text:style-name="T1"><text:tab/>Many thanks for your/ kind efforts to supply us with a/ teacher—I offer you these for my/ colleagues of the committee and for/ myself. <text:s/>As both the parties named/ by you are so well recommended/ I should be glad if you would/ use your influence to send either one/ to us. <text:s/>I was requested indeed to ask this/ at a meeting of the School Board/ held yesterday, and to state to you/ that if another hundred dollars/ in the salary was sufficient/ inducement they would gladly pay/ it. <text:s/>There would no doubt be/ private teaching besides—and the/ teachers would not have a very/ exacting committee to deal with./ <text:s/>There would be leisure for their/</text:span></text:p>
      <text:p text:style-name="P2"><text:span text:style-name="T1"/></text:p>
      <text:p text:style-name="P2"><text:span text:style-name="T1">[Page 2]</text:span></text:p>
      <text:p text:style-name="P2"><text:span text:style-name="T1">own studies if they wished to pursue/ them. <text:s/>An assistant English teacher/ is already provided. <text:s/>If it did not/ suit the incumbent after the first/ year, it would at least not prove/ injurious to his reputation hereafter/ that he had been Head-Master in/ our school. <text:s/>The expences[sic] (travelling[sic])/ would be paid by the committee./</text:span></text:p>
      <text:p text:style-name="P2"><text:span text:style-name="T1"><text:tab/>I will merely add that/ it is of importance that a selection/ be made promptly as possible,/ and that the committee rely/ on your kind aid in supplying/ for us a pressing want./</text:span></text:p>
      <text:p text:style-name="P2"><text:span text:style-name="T1"><text:tab/>With best wishes for/ your welfare and that of your/ family I am very truly yours/</text:span></text:p>
      <text:p text:style-name="P2"><text:span text:style-name="T1"><text:tab/><text:tab/>Abraham de Sol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2:47:31</meta:creation-date>
    <dc:date>2009-05-21T12:55:28</dc:date>
    <dc:language>en-US</dc:language>
    <meta:editing-cycles>2</meta:editing-cycles>
    <meta:editing-duration>PT7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409" meta:character-count="2632"/>
  </office:meta>
</office:document-meta>
</file>